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MvcBuilder.DefaultMockMvcBuilder( WebApplicationContext webAp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MvcBuilder.initWebAppCon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